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585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585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585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585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585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585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585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585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585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585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585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585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585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585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585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585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585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è Alberto  Pèrez  Peñalver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14023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Alberto  Perez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298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0.79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6"/>
    <meta:template xlink:type="simple" xlink:actuate="onRequest" xlink:title="Normal" xlink:href=""/>
  </office:meta>
</office:document-meta>
</file>